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74.66pt" svg:y="209.31pt">
            <loext:p/>
            <draw:object draw:notify-on-update-of-ranges="Sheet1.B24:Sheet1.B34 Sheet1.B24:Sheet1.B34 Sheet1.C24:Sheet1.C34 Sheet1.B24:Sheet1.B34 Sheet1.D24:Sheet1.D34 Sheet1.B24:Sheet1.B34 Sheet1.E24:Sheet1.E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70.46pt" svg:y="489.69pt">
            <loext:p/>
            <draw:object draw:notify-on-update-of-ranges="Sheet1.B44:Sheet1.B54 Sheet1.C44:Sheet1.C54 Sheet1.B44:Sheet1.B54 Sheet1.D44:Sheet1.D54 Sheet1.B44:Sheet1.B54 Sheet1.E44:Sheet1.E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POLLING MAX</text:p>
          </table:table-cell>
          <table:covered-table-cell table:number-columns-repeated="4" table:style-name="Default"/>
          <table:covered-table-cell table:number-columns-repeated="17"/>
        </table:table-row>
        <table:table-row table:style-name="ro1">
          <table:table-cell table:style-name="ce5" office:value-type="string" calcext:value-type="string" table:number-columns-spanned="2" table:number-rows-spanned="1">
            <text:p>1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3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4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0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5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0 Client</text:p>
          </table:table-cell>
          <table:covered-table-cell table:style-name="ce5"/>
        </table:table-row>
        <table:table-row table:style-name="ro1"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</table:table-row>
        <table:table-row table:style-name="ro1">
          <table:table-cell table:style-name="ce3" office:value-type="float" office:value="48.43" calcext:value-type="float">
            <text:p>48.43</text:p>
          </table:table-cell>
          <table:table-cell office:value-type="float" office:value="1.87" calcext:value-type="float">
            <text:p>1.87</text:p>
          </table:table-cell>
          <table:table-cell office:value-type="float" office:value="47.68" calcext:value-type="float">
            <text:p>47.68</text:p>
          </table:table-cell>
          <table:table-cell office:value-type="float" office:value="2.07" calcext:value-type="float">
            <text:p>2.07</text:p>
          </table:table-cell>
          <table:table-cell office:value-type="float" office:value="49.37" calcext:value-type="float">
            <text:p>49.37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office:value-type="float" office:value="49.44" calcext:value-type="float">
            <text:p>49.44</text:p>
          </table:table-cell>
          <table:table-cell table:style-name="ce3" office:value-type="float" office:value="2.11" calcext:value-type="float">
            <text:p>2.11</text:p>
          </table:table-cell>
          <table:table-cell table:style-name="ce3" office:value-type="float" office:value="48.32" calcext:value-type="float">
            <text:p>48.32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47.37" calcext:value-type="float">
            <text:p>47.37</text:p>
          </table:table-cell>
          <table:table-cell table:style-name="ce3" office:value-type="float" office:value="11.68" calcext:value-type="float">
            <text:p>11.68</text:p>
          </table:table-cell>
          <table:table-cell table:style-name="ce3" office:value-type="float" office:value="48.52" calcext:value-type="float">
            <text:p>48.52</text:p>
          </table:table-cell>
          <table:table-cell table:style-name="ce3" office:value-type="float" office:value="16.28" calcext:value-type="float">
            <text:p>16.28</text:p>
          </table:table-cell>
          <table:table-cell table:style-name="ce3" office:value-type="float" office:value="48.8" calcext:value-type="float">
            <text:p>48.8</text:p>
          </table:table-cell>
          <table:table-cell table:style-name="ce3" office:value-type="float" office:value="16.34" calcext:value-type="float">
            <text:p>16.34</text:p>
          </table:table-cell>
          <table:table-cell table:style-name="ce3" office:value-type="float" office:value="47.18" calcext:value-type="float">
            <text:p>47.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7.19" calcext:value-type="float">
            <text:p>47.19</text:p>
          </table:table-cell>
          <table:table-cell table:style-name="ce3" office:value-type="float" office:value="26.07" calcext:value-type="float">
            <text:p>26.07</text:p>
          </table:table-cell>
          <table:table-cell table:style-name="ce3" office:value-type="float" office:value="55.25" calcext:value-type="float">
            <text:p>55.25</text:p>
          </table:table-cell>
          <table:table-cell table:style-name="ce3" office:value-type="float" office:value="30.8" calcext:value-type="float">
            <text:p>30.8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22" table:number-rows-spanned="1">
            <text:p>PUBSUB MAX</text:p>
          </table:table-cell>
          <table:covered-table-cell table:number-columns-repeated="4" table:style-name="Default"/>
          <table:covered-table-cell table:number-columns-repeated="17"/>
        </table:table-row>
        <table:table-row table:style-name="ro1">
          <table:table-cell table:style-name="ce5" office:value-type="string" calcext:value-type="string" table:number-columns-spanned="2" table:number-rows-spanned="1">
            <text:p>1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3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4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0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5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0 Client</text:p>
          </table:table-cell>
          <table:covered-table-cell table:style-name="ce5"/>
        </table:table-row>
        <table:table-row table:style-name="ro1"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</table:table-row>
        <table:table-row table:style-name="ro1">
          <table:table-cell table:style-name="ce3" office:value-type="float" office:value="47.26" calcext:value-type="float">
            <text:p>47.26</text:p>
          </table:table-cell>
          <table:table-cell office:value-type="float" office:value="1.38" calcext:value-type="float">
            <text:p>1.38</text:p>
          </table:table-cell>
          <table:table-cell office:value-type="float" office:value="47.67" calcext:value-type="float">
            <text:p>47.67</text:p>
          </table:table-cell>
          <table:table-cell office:value-type="float" office:value="2.5" calcext:value-type="float">
            <text:p>2.5</text:p>
          </table:table-cell>
          <table:table-cell office:value-type="float" office:value="48.05" calcext:value-type="float">
            <text:p>48.05</text:p>
          </table:table-cell>
          <table:table-cell table:style-name="ce3" office:value-type="float" office:value="2.46" calcext:value-type="float">
            <text:p>2.46</text:p>
          </table:table-cell>
          <table:table-cell table:style-name="ce3" office:value-type="float" office:value="48.54" calcext:value-type="float">
            <text:p>48.54</text:p>
          </table:table-cell>
          <table:table-cell table:style-name="ce3" office:value-type="float" office:value="3.69" calcext:value-type="float">
            <text:p>3.69</text:p>
          </table:table-cell>
          <table:table-cell table:style-name="ce3" office:value-type="float" office:value="48.28" calcext:value-type="float">
            <text:p>48.28</text:p>
          </table:table-cell>
          <table:table-cell table:style-name="ce3" office:value-type="float" office:value="7.55" calcext:value-type="float">
            <text:p>7.55</text:p>
          </table:table-cell>
          <table:table-cell table:style-name="ce3" office:value-type="float" office:value="47.69" calcext:value-type="float">
            <text:p>47.69</text:p>
          </table:table-cell>
          <table:table-cell table:style-name="ce3" office:value-type="float" office:value="11.52" calcext:value-type="float">
            <text:p>11.52</text:p>
          </table:table-cell>
          <table:table-cell table:style-name="ce3" office:value-type="float" office:value="47.12" calcext:value-type="float">
            <text:p>47.12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48.11" calcext:value-type="float">
            <text:p>48.11</text:p>
          </table:table-cell>
          <table:table-cell table:style-name="ce3" office:value-type="float" office:value="13.73" calcext:value-type="float">
            <text:p>13.73</text:p>
          </table:table-cell>
          <table:table-cell table:style-name="ce3" office:value-type="float" office:value="75.57" calcext:value-type="float">
            <text:p>75.57</text:p>
          </table:table-cell>
          <table:table-cell table:style-name="ce3" office:value-type="float" office:value="27.12" calcext:value-type="float">
            <text:p>27.12</text:p>
          </table:table-cell>
          <table:table-cell table:style-name="ce3" office:value-type="float" office:value="75.91" calcext:value-type="float">
            <text:p>75.91</text:p>
          </table:table-cell>
          <table:table-cell table:style-name="ce3" office:value-type="float" office:value="30.66" calcext:value-type="float">
            <text:p>30.66</text:p>
          </table:table-cell>
          <table:table-cell table:style-name="ce3" office:value-type="float" office:value="76.2" calcext:value-type="float">
            <text:p>76.2</text:p>
          </table:table-cell>
          <table:table-cell table:style-name="ce3" office:value-type="float" office:value="33.46" calcext:value-type="float">
            <text:p>33.46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22" table:number-rows-spanned="1">
            <text:p>NGINX MAX (polling only)</text:p>
          </table:table-cell>
          <table:covered-table-cell table:number-columns-repeated="4" table:style-name="Default"/>
          <table:covered-table-cell table:number-columns-repeated="17"/>
        </table:table-row>
        <table:table-row table:style-name="ro1">
          <table:table-cell table:style-name="ce5" office:value-type="string" calcext:value-type="string" table:number-columns-spanned="2" table:number-rows-spanned="1">
            <text:p>1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3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4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0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50 Clien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00 Client</text:p>
          </table:table-cell>
          <table:covered-table-cell table:style-name="ce5"/>
        </table:table-row>
        <table:table-row table:style-name="ro1"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</table:table-row>
        <table:table-row table:style-name="ro1">
          <table:table-cell table:style-name="ce3" office:value-type="float" office:value="3.523" calcext:value-type="float">
            <text:p>3.523</text:p>
          </table:table-cell>
          <table:table-cell office:value-type="float" office:value="0.27" calcext:value-type="float">
            <text:p>0.27</text:p>
          </table:table-cell>
          <table:table-cell office:value-type="float" office:value="3.371" calcext:value-type="float">
            <text:p>3.371</text:p>
          </table:table-cell>
          <table:table-cell office:value-type="float" office:value="0.23" calcext:value-type="float">
            <text:p>0.23</text:p>
          </table:table-cell>
          <table:table-cell office:value-type="float" office:value="3.371" calcext:value-type="float">
            <text:p>3.371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3.473" calcext:value-type="float">
            <text:p>3.473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3.645" calcext:value-type="float">
            <text:p>3.645</text:p>
          </table:table-cell>
          <table:table-cell table:style-name="ce3" office:value-type="float" office:value="1.85" calcext:value-type="float">
            <text:p>1.85</text:p>
          </table:table-cell>
          <table:table-cell table:style-name="ce3" office:value-type="float" office:value="3.539" calcext:value-type="float">
            <text:p>3.539</text:p>
          </table:table-cell>
          <table:table-cell table:style-name="ce3" office:value-type="float" office:value="3.82" calcext:value-type="float">
            <text:p>3.82</text:p>
          </table:table-cell>
          <table:table-cell table:style-name="ce3" office:value-type="float" office:value="3.72" calcext:value-type="float">
            <text:p>3.72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809" calcext:value-type="float">
            <text:p>3.809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3.875" calcext:value-type="float">
            <text:p>3.875</text:p>
          </table:table-cell>
          <table:table-cell table:style-name="ce3" office:value-type="float" office:value="11.19" calcext:value-type="float">
            <text:p>11.19</text:p>
          </table:table-cell>
          <table:table-cell table:style-name="ce3" office:value-type="float" office:value="3.613" calcext:value-type="float">
            <text:p>3.613</text:p>
          </table:table-cell>
          <table:table-cell table:style-name="ce3" office:value-type="float" office:value="13.41" calcext:value-type="float">
            <text:p>13.41</text:p>
          </table:table-cell>
          <table:table-cell table:style-name="ce3" office:value-type="float" office:value="3.695" calcext:value-type="float">
            <text:p>3.695</text:p>
          </table:table-cell>
          <table:table-cell table:style-name="ce3" office:value-type="float" office:value="15.17" calcext:value-type="float">
            <text:p>15.17</text:p>
          </table:table-cell>
        </table:table-row>
        <table:table-row table:style-name="ro1" table:number-rows-repeated="8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Clients</text:p>
          </table:table-cell>
          <table:table-cell table:style-name="ce5" office:value-type="string" calcext:value-type="string">
            <text:p>HTTP</text:p>
          </table:table-cell>
          <table:table-cell table:style-name="ce5" office:value-type="string" calcext:value-type="string">
            <text:p>Websockets</text:p>
          </table:table-cell>
          <table:table-cell table:style-name="ce5" office:value-type="string" calcext:value-type="string">
            <text:p>NGINX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934.7712" calcext:value-type="float">
            <text:p>7934.7712</text:p>
          </table:table-cell>
          <table:table-cell office:value-type="float" office:value="7743.0784" calcext:value-type="float">
            <text:p>7743.0784</text:p>
          </table:table-cell>
          <table:table-cell office:value-type="float" office:value="577.20832" calcext:value-type="float">
            <text:p>577.208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811.8912" calcext:value-type="float">
            <text:p>7811.8912</text:p>
          </table:table-cell>
          <table:table-cell office:value-type="float" office:value="7810.2528" calcext:value-type="float">
            <text:p>7810.2528</text:p>
          </table:table-cell>
          <table:table-cell office:value-type="float" office:value="552.30464" calcext:value-type="float">
            <text:p>552.304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088.7808" calcext:value-type="float">
            <text:p>8088.7808</text:p>
          </table:table-cell>
          <table:table-cell office:value-type="float" office:value="7872.512" calcext:value-type="float">
            <text:p>7872.512</text:p>
          </table:table-cell>
          <table:table-cell office:value-type="float" office:value="552.30464" calcext:value-type="float">
            <text:p>552.304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100.2496" calcext:value-type="float">
            <text:p>8100.2496</text:p>
          </table:table-cell>
          <table:table-cell office:value-type="float" office:value="7952.7936" calcext:value-type="float">
            <text:p>7952.7936</text:p>
          </table:table-cell>
          <table:table-cell office:value-type="float" office:value="569.01632" calcext:value-type="float">
            <text:p>569.016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916.7488" calcext:value-type="float">
            <text:p>7916.7488</text:p>
          </table:table-cell>
          <table:table-cell office:value-type="float" office:value="7910.1952" calcext:value-type="float">
            <text:p>7910.1952</text:p>
          </table:table-cell>
          <table:table-cell office:value-type="float" office:value="597.1968" calcext:value-type="float">
            <text:p>597.19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761.1008" calcext:value-type="float">
            <text:p>7761.1008</text:p>
          </table:table-cell>
          <table:table-cell office:value-type="float" office:value="7813.5296" calcext:value-type="float">
            <text:p>7813.5296</text:p>
          </table:table-cell>
          <table:table-cell office:value-type="float" office:value="579.82976" calcext:value-type="float">
            <text:p>579.829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949.5168" calcext:value-type="float">
            <text:p>7949.5168</text:p>
          </table:table-cell>
          <table:table-cell office:value-type="float" office:value="7720.1408" calcext:value-type="float">
            <text:p>7720.1408</text:p>
          </table:table-cell>
          <table:table-cell office:value-type="float" office:value="609.4848" calcext:value-type="float">
            <text:p>609.48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995.392" calcext:value-type="float">
            <text:p>7995.392</text:p>
          </table:table-cell>
          <table:table-cell office:value-type="float" office:value="7882.3424" calcext:value-type="float">
            <text:p>7882.3424</text:p>
          </table:table-cell>
          <table:table-cell office:value-type="float" office:value="624.06656" calcext:value-type="float">
            <text:p>624.066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729.9712" calcext:value-type="float">
            <text:p>7729.9712</text:p>
          </table:table-cell>
          <table:table-cell office:value-type="float" office:value="12381.3888" calcext:value-type="float">
            <text:p>12381.3888</text:p>
          </table:table-cell>
          <table:table-cell office:value-type="float" office:value="634.88" calcext:value-type="float">
            <text:p>634.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7731.6096" calcext:value-type="float">
            <text:p>7731.6096</text:p>
          </table:table-cell>
          <table:table-cell office:value-type="float" office:value="12437.0944" calcext:value-type="float">
            <text:p>12437.0944</text:p>
          </table:table-cell>
          <table:table-cell office:value-type="float" office:value="591.95392" calcext:value-type="float">
            <text:p>591.953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052.16" calcext:value-type="float">
            <text:p>9052.16</text:p>
          </table:table-cell>
          <table:table-cell office:value-type="float" office:value="12484.608" calcext:value-type="float">
            <text:p>12484.608</text:p>
          </table:table-cell>
          <table:table-cell office:value-type="float" office:value="605.3888" calcext:value-type="float">
            <text:p>605.3888</text:p>
          </table:table-cell>
          <table:table-cell table:number-columns-repeated="17"/>
        </table:table-row>
        <table:table-row table:style-name="ro1" table:number-rows-repeated="8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Clients</text:p>
          </table:table-cell>
          <table:table-cell table:style-name="ce5" office:value-type="string" calcext:value-type="string">
            <text:p>HTTP</text:p>
          </table:table-cell>
          <table:table-cell table:style-name="ce5" office:value-type="string" calcext:value-type="string">
            <text:p>Websockets</text:p>
          </table:table-cell>
          <table:table-cell table:style-name="ce5" office:value-type="string" calcext:value-type="string">
            <text:p>NGINX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1.38" calcext:value-type="float">
            <text:p>1.38</text:p>
          </table:table-cell>
          <table:table-cell office:value-type="float" office:value="0.27" calcext:value-type="float">
            <text:p>0.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07" calcext:value-type="float">
            <text:p>2.07</text:p>
          </table:table-cell>
          <table:table-cell office:value-type="float" office:value="2.5" calcext:value-type="float">
            <text:p>2.5</text:p>
          </table:table-cell>
          <table:table-cell office:value-type="float" office:value="0.23" calcext:value-type="float">
            <text:p>0.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68" calcext:value-type="float">
            <text:p>2.68</text:p>
          </table:table-cell>
          <table:table-cell office:value-type="float" office:value="2.46" calcext:value-type="float">
            <text:p>2.46</text:p>
          </table:table-cell>
          <table:table-cell office:value-type="float" office:value="0.59" calcext:value-type="float">
            <text:p>0.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1" calcext:value-type="float">
            <text:p>2.11</text:p>
          </table:table-cell>
          <table:table-cell office:value-type="float" office:value="3.69" calcext:value-type="float">
            <text:p>3.69</text:p>
          </table:table-cell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.2" calcext:value-type="float">
            <text:p>6.2</text:p>
          </table:table-cell>
          <table:table-cell office:value-type="float" office:value="7.55" calcext:value-type="float">
            <text:p>7.55</text:p>
          </table:table-cell>
          <table:table-cell office:value-type="float" office:value="1.85" calcext:value-type="float">
            <text:p>1.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.68" calcext:value-type="float">
            <text:p>11.68</text:p>
          </table:table-cell>
          <table:table-cell office:value-type="float" office:value="11.52" calcext:value-type="float">
            <text:p>11.52</text:p>
          </table:table-cell>
          <table:table-cell office:value-type="float" office:value="3.82" calcext:value-type="float">
            <text:p>3.82</text:p>
          </table:table-cell>
          <table:table-cell table:number-columns-repeated="1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6.28" calcext:value-type="float">
            <text:p>16.28</text:p>
          </table:table-cell>
          <table:table-cell office:value-type="float" office:value="14.4" calcext:value-type="float">
            <text:p>14.4</text:p>
          </table:table-cell>
          <table:table-cell office:value-type="float" office:value="5.1" calcext:value-type="float">
            <text:p>5.1</text:p>
          </table:table-cell>
          <table:table-cell table:number-columns-repeated="14"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.34" calcext:value-type="float">
            <text:p>16.34</text:p>
          </table:table-cell>
          <table:table-cell office:value-type="float" office:value="13.73" calcext:value-type="float">
            <text:p>13.73</text:p>
          </table:table-cell>
          <table:table-cell office:value-type="float" office:value="6.3" calcext:value-type="float">
            <text:p>6.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7.12" calcext:value-type="float">
            <text:p>27.12</text:p>
          </table:table-cell>
          <table:table-cell office:value-type="float" office:value="11.19" calcext:value-type="float">
            <text:p>11.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6.07" calcext:value-type="float">
            <text:p>26.07</text:p>
          </table:table-cell>
          <table:table-cell office:value-type="float" office:value="30.66" calcext:value-type="float">
            <text:p>30.66</text:p>
          </table:table-cell>
          <table:table-cell office:value-type="float" office:value="13.41" calcext:value-type="float">
            <text:p>13.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0.8" calcext:value-type="float">
            <text:p>30.8</text:p>
          </table:table-cell>
          <table:table-cell office:value-type="float" office:value="33.46" calcext:value-type="float">
            <text:p>33.46</text:p>
          </table:table-cell>
          <table:table-cell office:value-type="float" office:value="15.17" calcext:value-type="float">
            <text:p>15.1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/00/0000</text:date>, <text:time style:data-style-name="N2" text:time-value="16:27:57.817760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26:59.474483375</meta:creation-date>
    <dc:date>2018-01-29T16:31:00.258009458</dc:date>
    <meta:editing-duration>PT1H8M42S</meta:editing-duration>
    <meta:editing-cycles>6</meta:editing-cycles>
    <meta:generator>LibreOffice/5.4.2.2$Linux_X86_64 LibreOffice_project/40m0$Build-2</meta:generator>
    <meta:document-statistic meta:table-count="1" meta:cell-count="2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6384" chart:interval-major="20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746cm" svg:y="0.316cm" chart:style-name="ch2">
          <text:p>Memory Consumption</text:p>
        </chart:title>
        <chart:subtitle svg:x="7.426cm" svg:y="1.275cm" chart:style-name="ch3">
          <text:p>T =2s</text:p>
        </chart:subtitle>
        <chart:legend chart:legend-position="end" svg:x="12.828cm" svg:y="3.706cm" style:legend-expansion="high" chart:style-name="ch4"/>
        <chart:plot-area chart:style-name="ch5" table:cell-range-address="Sheet1.B24:Sheet1.E34" chart:data-source-has-labels="both" svg:x="1.33cm" svg:y="2.138cm" svg:width="11.179cm" svg:height="5.707cm">
          <chartooo:coordinate-region svg:x="2.322cm" svg:y="2.337cm" svg:width="9.722cm" svg:height="4.861cm"/>
          <chart:axis chart:dimension="x" chart:name="primary-x" chart:style-name="ch6" chartooo:axis-type="auto">
            <chart:title svg:x="6.359cm" svg:y="8.025cm" chart:style-name="ch7">
              <text:p>Clients</text:p>
            </chart:title>
            <chart:categories table:cell-range-address="Sheet1.B24:Sheet1.B34"/>
          </chart:axis>
          <chart:axis chart:dimension="y" chart:name="primary-y" chart:style-name="ch8">
            <chart:title svg:x="0.451cm" svg:y="6.411cm" chart:style-name="ch9">
              <text:p>RAM Memory (MB)</text:p>
            </chart:title>
            <chart:grid chart:style-name="ch10" chart:class="major"/>
          </chart:axis>
          <chart:series chart:style-name="ch11" chart:values-cell-range-address="Sheet1.C24:Sheet1.C34" loext:label-string="http" chart:class="chart:scatter">
            <chart:domain table:cell-range-address="Sheet1.B24:Sheet1.B34"/>
            <chart:data-point chart:repeated="11"/>
          </chart:series>
          <chart:series chart:style-name="ch12" chart:values-cell-range-address="Sheet1.D24:Sheet1.D34" loext:label-string="websockets" chart:class="chart:scatter">
            <chart:data-point chart:repeated="11"/>
          </chart:series>
          <chart:series chart:style-name="ch13" chart:values-cell-range-address="Sheet1.E24:Sheet1.E34" loext:label-string="nginx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ttp</text:p>
              </table:table-cell>
              <table:table-cell office:value-type="string">
                <text:p>websockets</text:p>
              </table:table-cell>
              <table:table-cell office:value-type="string">
                <text:p>nginx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4:Sheet1.B34</svg:desc>
                </draw:g>
              </table:table-cell>
              <table:table-cell office:value-type="float" office:value="1">
                <text:p>1</text:p>
                <draw:g>
                  <svg:desc>Sheet1.B24:Sheet1.B34</svg:desc>
                </draw:g>
              </table:table-cell>
              <table:table-cell office:value-type="float" office:value="7934.7712">
                <text:p>7934.7712</text:p>
                <draw:g>
                  <svg:desc>Sheet1.C24:Sheet1.C34</svg:desc>
                </draw:g>
              </table:table-cell>
              <table:table-cell office:value-type="float" office:value="7743.0784">
                <text:p>7743.0784</text:p>
                <draw:g>
                  <svg:desc>Sheet1.D24:Sheet1.D34</svg:desc>
                </draw:g>
              </table:table-cell>
              <table:table-cell office:value-type="float" office:value="577.20832">
                <text:p>577.20832</text:p>
                <draw:g>
                  <svg:desc>Sheet1.E24:Sheet1.E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11.8912">
                <text:p>7811.8912</text:p>
              </table:table-cell>
              <table:table-cell office:value-type="float" office:value="7810.2528">
                <text:p>7810.2528</text:p>
              </table:table-cell>
              <table:table-cell office:value-type="float" office:value="552.30464">
                <text:p>552.304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088.7808">
                <text:p>8088.7808</text:p>
              </table:table-cell>
              <table:table-cell office:value-type="float" office:value="7872.512">
                <text:p>7872.512</text:p>
              </table:table-cell>
              <table:table-cell office:value-type="float" office:value="552.30464">
                <text:p>552.304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100.2496">
                <text:p>8100.2496</text:p>
              </table:table-cell>
              <table:table-cell office:value-type="float" office:value="7952.7936">
                <text:p>7952.7936</text:p>
              </table:table-cell>
              <table:table-cell office:value-type="float" office:value="569.01632">
                <text:p>569.016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916.7488">
                <text:p>7916.7488</text:p>
              </table:table-cell>
              <table:table-cell office:value-type="float" office:value="7910.1952">
                <text:p>7910.1952</text:p>
              </table:table-cell>
              <table:table-cell office:value-type="float" office:value="597.1968">
                <text:p>597.19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761.1008">
                <text:p>7761.1008</text:p>
              </table:table-cell>
              <table:table-cell office:value-type="float" office:value="7813.5296">
                <text:p>7813.5296</text:p>
              </table:table-cell>
              <table:table-cell office:value-type="float" office:value="579.82976">
                <text:p>579.829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949.5168">
                <text:p>7949.5168</text:p>
              </table:table-cell>
              <table:table-cell office:value-type="float" office:value="7720.1408">
                <text:p>7720.1408</text:p>
              </table:table-cell>
              <table:table-cell office:value-type="float" office:value="609.4848">
                <text:p>609.48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995.392">
                <text:p>7995.392</text:p>
              </table:table-cell>
              <table:table-cell office:value-type="float" office:value="7882.3424">
                <text:p>7882.3424</text:p>
              </table:table-cell>
              <table:table-cell office:value-type="float" office:value="624.06656">
                <text:p>624.066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729.9712">
                <text:p>7729.9712</text:p>
              </table:table-cell>
              <table:table-cell office:value-type="float" office:value="12381.3888">
                <text:p>12381.3888</text:p>
              </table:table-cell>
              <table:table-cell office:value-type="float" office:value="634.88">
                <text:p>634.8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731.6096">
                <text:p>7731.6096</text:p>
              </table:table-cell>
              <table:table-cell office:value-type="float" office:value="12437.0944">
                <text:p>12437.0944</text:p>
              </table:table-cell>
              <table:table-cell office:value-type="float" office:value="591.95392">
                <text:p>591.953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052.16">
                <text:p>9052.16</text:p>
              </table:table-cell>
              <table:table-cell office:value-type="float" office:value="12484.608">
                <text:p>12484.608</text:p>
              </table:table-cell>
              <table:table-cell office:value-type="float" office:value="605.3888">
                <text:p>605.3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CPU Consumption</text:p>
        </chart:title>
        <chart:subtitle svg:x="7.374cm" svg:y="1.275cm" chart:style-name="ch3">
          <text:p>T = 2s</text:p>
        </chart:subtitle>
        <chart:legend chart:legend-position="end" svg:x="12.83cm" svg:y="3.703cm" style:legend-expansion="high" chart:style-name="ch4"/>
        <chart:plot-area chart:style-name="ch5" table:cell-range-address="Sheet1.B44:Sheet1.E54" chart:data-source-has-labels="row" svg:x="1.331cm" svg:y="2.138cm" svg:width="11.179cm" svg:height="5.701cm">
          <chartooo:coordinate-region svg:x="1.952cm" svg:y="2.337cm" svg:width="10.278cm" svg:height="4.855cm"/>
          <chart:axis chart:dimension="x" chart:name="primary-x" chart:style-name="ch6">
            <chart:title svg:x="6.36cm" svg:y="8.019cm" chart:style-name="ch7">
              <text:p>Clients</text:p>
            </chart:title>
          </chart:axis>
          <chart:axis chart:dimension="y" chart:name="primary-y" chart:style-name="ch6">
            <chart:title svg:x="0.451cm" svg:y="5.574cm" chart:style-name="ch8">
              <text:p>CPU %</text:p>
            </chart:title>
            <chart:grid chart:style-name="ch9" chart:class="major"/>
          </chart:axis>
          <chart:series chart:style-name="ch10" chart:values-cell-range-address="Sheet1.C44:Sheet1.C54" loext:label-string="http" chart:class="chart:scatter">
            <chart:domain table:cell-range-address="Sheet1.B44:Sheet1.B54"/>
            <chart:data-point chart:repeated="11"/>
          </chart:series>
          <chart:series chart:style-name="ch11" chart:values-cell-range-address="Sheet1.D44:Sheet1.D54" loext:label-string="websockets" chart:class="chart:scatter">
            <chart:data-point chart:repeated="11"/>
          </chart:series>
          <chart:series chart:style-name="ch12" chart:values-cell-range-address="Sheet1.E44:Sheet1.E54" loext:label-string="nginx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ttp</text:p>
              </table:table-cell>
              <table:table-cell office:value-type="string">
                <text:p>websockets</text:p>
              </table:table-cell>
              <table:table-cell office:value-type="string">
                <text:p>ngin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4:Sheet1.B54</svg:desc>
                </draw:g>
              </table:table-cell>
              <table:table-cell office:value-type="float" office:value="1.87">
                <text:p>1.87</text:p>
                <draw:g>
                  <svg:desc>Sheet1.C44:Sheet1.C54</svg:desc>
                </draw:g>
              </table:table-cell>
              <table:table-cell office:value-type="float" office:value="1.38">
                <text:p>1.38</text:p>
                <draw:g>
                  <svg:desc>Sheet1.D44:Sheet1.D54</svg:desc>
                </draw:g>
              </table:table-cell>
              <table:table-cell office:value-type="float" office:value="0.27">
                <text:p>0.27</text:p>
                <draw:g>
                  <svg:desc>Sheet1.E44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7">
                <text:p>2.07</text:p>
              </table:table-cell>
              <table:table-cell office:value-type="float" office:value="2.5">
                <text:p>2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.68">
                <text:p>2.68</text:p>
              </table:table-cell>
              <table:table-cell office:value-type="float" office:value="2.46">
                <text:p>2.4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11">
                <text:p>2.11</text:p>
              </table:table-cell>
              <table:table-cell office:value-type="float" office:value="3.69">
                <text:p>3.6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.2">
                <text:p>6.2</text:p>
              </table:table-cell>
              <table:table-cell office:value-type="float" office:value="7.55">
                <text:p>7.5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1.68">
                <text:p>11.68</text:p>
              </table:table-cell>
              <table:table-cell office:value-type="float" office:value="11.52">
                <text:p>11.5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6.28">
                <text:p>16.28</text:p>
              </table:table-cell>
              <table:table-cell office:value-type="float" office:value="14.4">
                <text:p>14.4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6.34">
                <text:p>16.34</text:p>
              </table:table-cell>
              <table:table-cell office:value-type="float" office:value="13.73">
                <text:p>13.7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27.12">
                <text:p>27.12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26.07">
                <text:p>26.07</text:p>
              </table:table-cell>
              <table:table-cell office:value-type="float" office:value="30.66">
                <text:p>30.66</text:p>
              </table:table-cell>
              <table:table-cell office:value-type="float" office:value="13.41">
                <text:p>13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30.8">
                <text:p>30.8</text:p>
              </table:table-cell>
              <table:table-cell office:value-type="float" office:value="33.46">
                <text:p>33.46</text:p>
              </table:table-cell>
              <table:table-cell office:value-type="float" office:value="15.17">
                <text:p>15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